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ira Sans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3cb6f6"/>
    </style:style>
    <style:style style:name="T1" style:family="text">
      <style:text-properties style:font-name="Fira Sans" fo:font-size="20pt" officeooo:rsid="003cb6f6"/>
    </style:style>
    <style:style style:name="T2" style:family="text">
      <style:text-properties style:font-name="Fira Sans" fo:font-size="19pt" fo:letter-spacing="0.007cm" officeooo:rsid="003cb6f6" fo:background-color="#dedede" loext:char-shading-value="0" style:font-name-asian="Liberation Mono" style:font-name-complex="Liberation Mono" loext:padding-left="0.199cm" loext:padding-right="0.199cm" loext:padding-top="0.041cm" loext:padding-bottom="0cm" loext:border="0.26pt solid #cccccc"/>
    </style:style>
    <style:style style:name="T3" style:family="text">
      <style:text-properties style:font-name="Fira Sans" fo:font-size="19pt" fo:letter-spacing="0.007cm" officeooo:rsid="003de6bf" fo:background-color="#dedede" loext:char-shading-value="0" style:font-name-asian="Liberation Mono" style:font-name-complex="Liberation Mono" loext:padding-left="0.199cm" loext:padding-right="0.199cm" loext:padding-top="0.041cm" loext:padding-bottom="0cm" loext:border="0.26pt solid #cccccc"/>
    </style:style>
    <style:style style:name="T4" style:family="text">
      <style:text-properties officeooo:rsid="003cb6f6"/>
    </style:style>
    <style:style style:name="T5" style:family="text">
      <style:text-properties officeooo:rsid="003de6bf"/>
    </style:style>
    <style:style style:name="Sect1" style:family="section">
      <style:section-properties fo:background-color="transparent"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ick on the 'i' at the bottom to toggle this screen.</text:p>
      <text:p text:style-name="Standard">Click on the sun/moon to change the UI shade.</text:p>
      <text:p text:style-name="Standard">Click on the bar at the bottom to jump to an image in the folder or hold and drag to scrub through the images in the folder.</text:p>
      <text:p text:style-name="Horizontal_20_Line"/>
      <text:section text:style-name="Sect1" text:name="Bereich1">
        <text:p text:style-name="Standard">Quit Emulsion <text:s/><text:span text:style-name="User_20_Entry">Esc</text:span></text:p>
        <text:p text:style-name="Standard">Previous Image <text:s/><text:span text:style-name="User_20_Entry">←</text:span> <text:s/><text:span text:style-name="User_20_Entry">A</text:span> <text:s/><text:span text:style-name="User_20_Entry">PgUp</text:span><text:line-break/>Next Image <text:s/><text:span text:style-name="User_20_Entry">→</text:span> <text:s/><text:span text:style-name="User_20_Entry">D</text:span> <text:s/><text:span text:style-name="User_20_Entry">PgDown</text:span></text:p>
        <text:p text:style-name="Standard">Zoom In <text:s/><text:span text:style-name="User_20_Entry">Scroll Up</text:span><text:line-break/>Zoom Out <text:s/><text:span text:style-name="User_20_Entry">Scroll Down</text:span></text:p>
        <text:p text:style-name="P1">Show at Original Scale <text:s/><text:span text:style-name="User_20_Entry">Q</text:span> <text:s/><text:span text:style-name="User_20_Entry">1</text:span><text:line-break/>Best Fit - Use Original Size if Fits <text:s/><text:span text:style-name="User_20_Entry">E</text:span><text:line-break/>Fit to Borders <text:s/><text:span text:style-name="User_20_Entry">F</text:span></text:p>
        <text:p text:style-name="P1">Move Image to the Trash <text:s/><text:span text:style-name="User_20_Entry">Del</text:span></text:p>
        <text:p text:style-name="Standard">Presentation Playback <text:s/><text:span text:style-name="User_20_Entry">P</text:span><text:line-break/>Shuffled Presentation Playback <text:s/><text:span text:style-name="User_20_Entry">Alt+P</text:span><text:line-break/>Animation Playback <text:s/><text:span text:style-name="User_20_Entry">Alt+A</text:span> <text:s/><text:span text:style-name="User_20_Entry">Alt+V</text:span></text:p>
        <text:p text:style-name="Standard">Pan Camera<text:line-break/><text:span text:style-name="User_20_Entry"><text:span text:style-name="T3">Left</text:span></text:span><text:span text:style-name="User_20_Entry"> Mouse Button</text:span> <text:s text:c="2"/><text:span text:style-name="User_20_Entry">Space</text:span></text:p>
        <text:p text:style-name="Standard">Full-Screen Mode<text:line-break/><text:span text:style-name="User_20_Entry">Double Click</text:span> <text:s/><text:span text:style-name="User_20_Entry">F11</text:span> <text:s/><text:span text:style-name="User_20_Entry">Enter</text:span></text:p>
        <text:p text:style-name="P1"><text:span text:style-name="T4">T</text:span><text:span text:style-name="T1">oggle Antialiasing <text:s/></text:span><text:span text:style-name="User_20_Entry"><text:span text:style-name="T2">S</text:span></text:span><text:span text:style-name="T1"><text:line-break/>Automatic Antialiasing <text:s/></text:span><text:span text:style-name="User_20_Entry"><text:span text:style-name="T2">Alt+S</text:span>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ira Sans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cm" fo:margin-bottom="0.3cm" loext:contextual-spacing="false" fo:line-height="107%" style:page-number="auto"/>
      <style:text-properties style:font-name="Fira Sans" fo:font-family="'Fira Sans'" style:font-style-name="Standard" style:font-family-generic="swiss" style:font-pitch="variable" fo:font-size="2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.3cm" fo:margin-bottom="0.4cm" loext:contextual-spacing="false" fo:padding="0cm" fo:border-left="none" fo:border-right="none" fo:border-top="none" fo:border-bottom="0.51pt solid #808080" text:number-lines="false" text:line-number="0" style:join-border="false"/>
      <style:text-properties fo:font-size="6pt" style:font-size-asian="6pt" style:font-size-complex="6pt"/>
    </style:style>
    <style:style style:name="User_20_Entry" style:display-name="User Entry" style:family="text">
      <style:text-properties style:font-name="Fira Sans" fo:font-family="'Fira Sans'" style:font-style-name="Standard" style:font-family-generic="swiss" style:font-pitch="variable" fo:font-size="19pt" fo:letter-spacing="0.007cm" fo:background-color="#dedede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 loext:padding-left="0.199cm" loext:padding-right="0.199cm" loext:padding-top="0.041cm" loext:padding-bottom="0cm" loext:border="0.26pt solid #ccccc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6cm" fo:page-height="18cm" style:num-format="1" style:print-orientation="landscape" fo:margin-top="0cm" fo:margin-bottom="0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6T21:56:12.781000000</meta:creation-date>
    <dc:date>2020-08-22T19:22:17.618235191</dc:date>
    <meta:editing-duration>PT2H30M12S</meta:editing-duration>
    <meta:editing-cycles>29</meta:editing-cycles>
    <meta:generator>LibreOffice/6.3.6.2$Linux_X86_64 LibreOffice_project/30$Build-2</meta:generator>
    <meta:document-statistic meta:table-count="0" meta:image-count="0" meta:object-count="0" meta:page-count="1" meta:paragraph-count="12" meta:word-count="122" meta:character-count="669" meta:non-whitespace-character-count="535"/>
  </office:meta>
</office:document-meta>
</file>